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3" style:font-name-complex="Arial4"/>
    </style:style>
    <style:style style:name="P2" style:family="paragraph" style:parent-style-name="Standard">
      <style:paragraph-properties fo:text-align="justify" style:justify-single-word="false"/>
      <style:text-properties style:font-name="Arial3" style:font-name-complex="Arial4"/>
    </style:style>
    <style:style style:name="P3" style:family="paragraph" style:parent-style-name="Standard">
      <style:paragraph-properties fo:text-align="justify" style:justify-single-word="false"/>
      <style:text-properties style:font-name="Arial3" fo:font-style="italic" fo:font-weight="bold" officeooo:rsid="00067cac" officeooo:paragraph-rsid="00067cac" style:font-style-asian="italic" style:font-weight-asian="bold" style:font-name-complex="Arial4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3" fo:font-style="italic" fo:font-weight="bold" officeooo:rsid="000b2808" officeooo:paragraph-rsid="000b2808" style:font-style-asian="italic" style:font-weight-asian="bold" style:font-name-complex="Arial4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3" fo:font-style="italic" fo:font-weight="bold" officeooo:rsid="00100a6f" officeooo:paragraph-rsid="00100a6f" style:font-style-asian="italic" style:font-weight-asian="bold" style:font-name-complex="Arial4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3" fo:font-style="normal" fo:font-weight="normal" officeooo:rsid="00067cac" officeooo:paragraph-rsid="00067cac" style:font-style-asian="normal" style:font-weight-asian="normal" style:font-name-complex="Arial4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3" fo:font-style="normal" fo:font-weight="normal" officeooo:rsid="0007d30d" officeooo:paragraph-rsid="0007d30d" style:font-style-asian="normal" style:font-weight-asian="normal" style:font-name-complex="Arial4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3" fo:font-style="normal" fo:font-weight="normal" officeooo:rsid="0009a5cb" officeooo:paragraph-rsid="0009a5cb" style:font-style-asian="normal" style:font-weight-asian="normal" style:font-name-complex="Arial4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3" fo:font-style="normal" fo:font-weight="normal" officeooo:rsid="000b2808" officeooo:paragraph-rsid="000b2808" style:font-style-asian="normal" style:font-weight-asian="normal" style:font-name-complex="Arial4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3" fo:font-style="normal" fo:font-weight="normal" officeooo:rsid="000c9da8" officeooo:paragraph-rsid="000c9da8" style:font-style-asian="normal" style:font-weight-asian="normal" style:font-name-complex="Arial4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3" fo:font-style="normal" fo:font-weight="bold" officeooo:rsid="001152f4" officeooo:paragraph-rsid="001152f4" style:font-style-asian="normal" style:font-weight-asian="bold" style:font-name-complex="Arial4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07d30d" officeooo:paragraph-rsid="0007d30d" style:font-style-asian="normal" style:font-weight-asian="normal" style:font-name-complex="Arial4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152f4" officeooo:paragraph-rsid="001152f4" style:font-style-asian="normal" style:font-weight-asian="normal" style:font-name-complex="Arial4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26e70" officeooo:paragraph-rsid="00126e70" style:font-style-asian="normal" style:font-weight-asian="normal" style:font-name-complex="Arial4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3413b" officeooo:paragraph-rsid="0013413b" style:font-style-asian="normal" style:font-weight-asian="normal" style:font-name-complex="Arial4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47583" officeooo:paragraph-rsid="00147583" style:font-style-asian="normal" style:font-weight-asian="normal" style:font-name-complex="Arial4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bold" officeooo:rsid="001152f4" officeooo:paragraph-rsid="001152f4" style:font-style-asian="normal" style:font-weight-asian="bold" style:font-name-complex="Arial4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bold" officeooo:rsid="0013413b" officeooo:paragraph-rsid="0013413b" style:font-style-asian="normal" style:font-weight-asian="bold" style:font-name-complex="Arial4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3" style:font-name-complex="Arial4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3" fo:font-style="italic" fo:font-weight="bold" officeooo:rsid="00067cac" officeooo:paragraph-rsid="00067cac" style:font-style-asian="italic" style:font-weight-asian="bold" style:font-name-complex="Arial4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3" fo:font-style="italic" fo:font-weight="normal" officeooo:rsid="00100a6f" officeooo:paragraph-rsid="00100a6f" style:font-style-asian="italic" style:font-weight-asian="normal" style:font-name-complex="Arial4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3" fo:font-style="normal" fo:font-weight="normal" officeooo:rsid="00100a6f" officeooo:paragraph-rsid="00100a6f" style:font-style-asian="normal" style:font-weight-asian="normal" style:font-name-complex="Arial4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3" fo:font-style="normal" fo:font-weight="normal" officeooo:rsid="001152f4" officeooo:paragraph-rsid="001152f4" style:font-style-asian="normal" style:font-weight-asian="normal" style:font-name-complex="Arial4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152f4" officeooo:paragraph-rsid="001152f4" style:font-style-asian="normal" style:font-weight-asian="normal" style:font-name-complex="Arial4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3" fo:language="pt" fo:country="BR" fo:font-style="normal" fo:font-weight="normal" officeooo:rsid="0013413b" officeooo:paragraph-rsid="0013413b" style:font-style-asian="normal" style:font-weight-asian="normal" style:font-name-complex="Arial4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3" fo:language="pt" fo:country="BR" fo:font-style="normal" fo:font-weight="normal" officeooo:rsid="0013413b" officeooo:paragraph-rsid="0013413b" style:font-style-asian="normal" style:font-weight-asian="normal" style:font-name-complex="Arial4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3" fo:language="pt" fo:country="BR" fo:font-style="italic" fo:font-weight="normal" officeooo:rsid="0013413b" officeooo:paragraph-rsid="0013413b" style:font-style-asian="italic" style:font-weight-asian="normal" style:font-name-complex="Arial4" style:font-style-complex="italic" style:font-weight-complex="normal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Arial3" fo:font-style="italic" fo:font-weight="bold" officeooo:rsid="00100a6f" officeooo:paragraph-rsid="00100a6f" style:font-style-asian="italic" style:font-weight-asian="bold" style:font-name-complex="Arial4" style:font-style-complex="italic" style:font-weight-complex="bold"/>
    </style:style>
    <style:style style:name="P29" style:family="paragraph" style:parent-style-name="Text_20_body">
      <style:text-properties officeooo:rsid="0015374d" officeooo:paragraph-rsid="0015374d"/>
    </style:style>
    <style:style style:name="P30" style:family="paragraph" style:parent-style-name="Text_20_body" style:list-style-name="L2">
      <style:text-properties officeooo:rsid="0015374d" officeooo:paragraph-rsid="0015374d"/>
    </style:style>
    <style:style style:name="P31" style:family="paragraph" style:parent-style-name="Text_20_body" style:list-style-name="L3">
      <style:text-properties officeooo:rsid="0015374d" officeooo:paragraph-rsid="001537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51d50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8777314" text:style-name="Outline">
        <text:list-item>
          <text:h text:style-name="Heading_20_1" text:outline-level="1"><text:span text:style-name="T4">AULA – </text:span>29/04/2021</text:h>
        </text:list-item>
      </text:list>
      <text:p text:style-name="Text_20_body"/>
      <text:p text:style-name="Citação">Última aula ;w;</text:p>
      <text:p text:style-name="Text_20_body"/>
      <text:p text:style-name="Text_20_body"/>
      <text:p text:style-name="P29">Septuagenta? → primeira tradução do antigo testamento 250 – 150 a.C.</text:p>
      <text:p text:style-name="P29">70 Homens fizeram essa tradução</text:p>
      <text:p text:style-name="P29"/>
      <text:p text:style-name="P29">Ptolomeu</text:p>
      <text:list xml:id="list3471023314" text:style-name="L2">
        <text:list-item>
          <text:p text:style-name="P30">Faltam os livros sagrados dos judeus na biblioteca de Alexandria.</text:p>
        </text:list-item>
      </text:list>
      <text:p text:style-name="P29"/>
      <text:p text:style-name="P29">Versões da Bíblia:</text:p>
      <text:list xml:id="list2431174736" text:style-name="L3">
        <text:list-item>
          <text:p text:style-name="P31">Original – Hebraico</text:p>
        </text:list-item>
        <text:list-item>
          <text:p text:style-name="P31">Septuagenta</text:p>
        </text:list-item>
        <text:list-item>
          <text:p text:style-name="P31">Vulgata latina</text:p>
        </text:list-item>
      </text:list>
      <text:p text:style-name="P28">22/04/2021</text:p>
      <text:p text:style-name="P5"/>
      <text:p text:style-name="P21">Dear Diary, I am desperate. Please make it stop, I can’t focus with this song, with his voice and the monotonous voice. Please, send help.</text:p>
      <text:p text:style-name="P22"/>
      <text:p text:style-name="P22"/>
      <text:p text:style-name="P22"/>
      <text:p text:style-name="P11"><text:span text:style-name="T1">Tradition is something that we must keep, but be careful to make sure we don’t lose the </text:span><text:span text:style-name="T3">Essence</text:span><text:span text:style-name="T1">.</text:span></text:p>
      <text:p text:style-name="P23"/>
      <text:p text:style-name="P23">Revision...</text:p>
      <text:p text:style-name="P13">Ostraco, fragmento de cerâmica.</text:p>
      <text:p text:style-name="P13"/>
      <text:p text:style-name="P13"/>
      <text:p text:style-name="P17">O Cânon Bíblico</text:p>
      <text:p text:style-name="P17"/>
      <text:p text:style-name="P13">Cânon ou Escrituras Canônicas é a coleção completa dos livros divinamente inspirados, que constituem a Bíblia.</text:p>
      <text:p text:style-name="P13"/>
      <text:p text:style-name="P13">A bíblia de Jerusalém contem livros <text:span text:style-name="T2">Apócrifos</text:span> que são considerados não inspirados pelo Espírito Santo.</text:p>
      <text:p text:style-name="P13"/>
      <text:p text:style-name="P13">Cânon → “Vara reta de medir”</text:p>
      <text:p text:style-name="P13"/>
      <text:p text:style-name="P13"/>
      <text:p text:style-name="P14">No sentido religioso, cânon não significa aquilo que mede, mas aquilo que serve de norma, regra.</text:p>
      <text:p text:style-name="P14"/>
      <text:p text:style-name="P15">Entre os Judeus, tem ele três divisões, as quais Jesus citou em Lucas 24:44</text:p>
      <text:p text:style-name="P15">Lei, Profetas e Escritos </text:p>
      <text:p text:style-name="P15">São considerados livros Proféticos: <text:span text:style-name="T5">Josué, Juízes e Samuel</text:span></text:p>
      <text:p text:style-name="P15"/>
      <text:p text:style-name="P15"/>
      <text:list xml:id="list917642388" text:style-name="L1">
        <text:list-item>
          <text:p text:style-name="P25">O Antigo testamento demorou uns 1100 Anos</text:p>
        </text:list-item>
        <text:list-item>
          <text:p text:style-name="P27">400 Anos não testamentados</text:p>
        </text:list-item>
        <text:list-item>
          <text:p text:style-name="P25">O Novo testamento demorou uns 100 Anos pra ser escrito</text:p>
        </text:list-item>
      </text:list>
      <text:p text:style-name="P18"/>
      <text:p text:style-name="P18">O Cânon do Novo testamento</text:p>
      <text:p text:style-name="P18"/>
      <text:p text:style-name="P16"><text:tab/>Ocorreu no III Concílio de Cartago, em 397 d.C, sendo reconhecido e fixado.</text:p>
      <text:p text:style-name="P15"/>
      <text:p text:style-name="P15"/>
      <text:p text:style-name="P15"/>
      <text:p text:style-name="P20">15/04/2021</text:p>
      <text:p text:style-name="P6"/>
      <text:p text:style-name="P7">What is he even up to?</text:p>
      <text:p text:style-name="P7">Plz, god, send help. Send help.</text:p>
      <text:p text:style-name="P7">Oh god, plz</text:p>
      <text:p text:style-name="P7"/>
      <text:p text:style-name="P7">The holy Ghost is JUST HERE? WHAT DO YOU EVEN MEAN.</text:p>
      <text:p text:style-name="P7">DOES THAT NOW CHANGE ANYTHING ABOUT OUR LIVES?</text:p>
      <text:p text:style-name="P7"/>
      <text:p text:style-name="P7">I don’t mean to be rude, but I feel strange with his speech.</text:p>
      <text:p text:style-name="P7"/>
      <text:p text:style-name="P7">I believe in the power. But I also feel like he is trying to PUSH us into this spiritual thing? Like we must do something or else the holy ghost is not gonna be here with us</text:p>
      <text:p text:style-name="P7"/>
      <text:p text:style-name="P8">THE SIN WHAT?</text:p>
      <text:p text:style-name="P7"/>
      <text:p text:style-name="P12">Sede e fome de Jesus e vocês serão saciados.</text:p>
      <text:p text:style-name="P3"/>
      <text:p text:style-name="P3"/>
      <text:p text:style-name="P9">Como a bíblia é chamada nos evangelhos?</text:p>
      <text:p text:style-name="P9">Lei e profetas</text:p>
      <text:p text:style-name="P9"/>
      <text:p text:style-name="P9">Bíblia → a folha de papiros se chamava Biblos</text:p>
      <text:p text:style-name="P9">Coleção de livros pequenos</text:p>
      <text:p text:style-name="P9"/>
      <text:p text:style-name="P9">Trabalho?</text:p>
      <text:p text:style-name="P9"/>
      <text:p text:style-name="P9">Ostraco é as tablets</text:p>
      <text:p text:style-name="P4">Fazer com Argila, Pedra algo escrito</text:p>
      <text:p text:style-name="P9">Papel pardo??</text:p>
      <text:p text:style-name="P9"/>
      <text:p text:style-name="P10">Dia 29</text:p>
      <text:p text:style-name="P10"/>
      <text:p text:style-name="P19">Anotações</text:p>
      <text:p text:style-name="P2"/>
      <text:p text:style-name="P2">O que é a bíblia?</text:p>
      <text:p text:style-name="P2"><text:tab/>Uma coletânea de livros que juntos compõe a revelação daquilo que Deus quis revelar para a humanidade.</text:p>
      <text:p text:style-name="P2"/>
      <text:p text:style-name="P2">De onde veio a bíblia?</text:p>
      <text:p text:style-name="P2"><text:tab/>A bíblia vem de Deus. Deus escolheu o povo de Israel para testemunha das coisas que Deus fez naquele povo.</text:p>
      <text:p text:style-name="P2"/>
      <text:p text:style-name="P2">Quem escreveu?</text:p>
      <text:p text:style-name="P2"><text:tab/>Várias pessoas escolhidas por Deus ao longo dos anos testemunhando dos feitos de Deus e da história do povo além.</text:p>
      <text:p text:style-name="P2"/>
      <text:p text:style-name="P2">Quando foi escrita?</text:p>
      <text:p text:style-name="P2"><text:tab/>Desde o início da escrita.</text:p>
      <text:p text:style-name="P2"/>
      <text:p text:style-name="P2">Houve um tempo em que a palavra inspirada de Deus não era escrita.</text:p>
      <text:p text:style-name="P2">Juízes 6:13</text:p>
      <text:p text:style-name="P2"/>
      <text:p text:style-name="P2">Como Deus revelava a sua vontade aos seus servos?</text:p>
      <text:p text:style-name="P2">Oralmente, de maneira pessoal.</text:p>
      <text:p text:style-name="P2"/>
      <text:p text:style-name="P2">My take on this</text:p>
      <text:p text:style-name="P2">We did not lose capacity or ability or the “special powers”, we lost God.</text:p>
      <text:p text:style-name="P1">Nós não enfretamos Demôni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paragraph-properties fo:text-align="end" style:justify-single-word="false"/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0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editing-duration>PT36M9S</meta:editing-duration>
    <meta:editing-cycles>9</meta:editing-cycles>
    <dc:date>2021-04-29T14:33:06.745000000</dc:date>
    <meta:document-statistic meta:table-count="0" meta:image-count="1" meta:object-count="0" meta:page-count="4" meta:paragraph-count="63" meta:word-count="479" meta:character-count="2664" meta:non-whitespace-character-count="2246"/>
  </office:meta>
</office:document-meta>
</file>